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KR" svg:font-family="'Noto Sans KR', sans-serif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17cm" style:rel-column-width="65535*"/>
    </style:style>
    <style:style style:name="표1.A1" style:family="table-cell">
      <style:table-cell-properties fo:padding="0.097cm" fo:border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17cm" style:rel-column-width="65535*"/>
    </style:style>
    <style:style style:name="표2.A1" style:family="table-cell">
      <style:table-cell-properties fo:padding="0.097cm" fo:border="0.05pt solid #000000"/>
    </style:style>
    <style:style style:name="표3" style:family="table">
      <style:table-properties style:width="17.013cm" fo:margin-left="0cm" table:align="left"/>
    </style:style>
    <style:style style:name="표3.A" style:family="table-column">
      <style:table-column-properties style:column-width="17.013cm"/>
    </style:style>
    <style:style style:name="표3.A1" style:family="table-cell">
      <style:table-cell-properties fo:padding="0.097cm" fo:border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7cm" style:rel-column-width="65535*"/>
    </style:style>
    <style:style style:name="표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8283f" officeooo:paragraph-rsid="001e93e7"/>
    </style:style>
    <style:style style:name="P2" style:family="paragraph" style:parent-style-name="Standard">
      <style:text-properties fo:font-size="11pt" officeooo:rsid="0008283f" officeooo:paragraph-rsid="001e93e7" fo:background-color="#fff20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8283f" officeooo:paragraph-rsid="001e93e7" fo:background-color="#fff200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e93e7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e93e7" officeooo:paragraph-rsid="001e93e7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8283f" officeooo:paragraph-rsid="001e93e7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5pt" fo:font-weight="bold" officeooo:rsid="001e93e7" officeooo:paragraph-rsid="001e93e7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1e93e7" fo:background-color="#fff200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1e93e7" officeooo:paragraph-rsid="001e93e7" fo:background-color="#fff200" style:font-size-asian="11pt" style:font-size-complex="11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1pt" officeooo:paragraph-rsid="001e93e7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paragraph-rsid="001e93e7" fo:background-color="#fff200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08283f" officeooo:paragraph-rsid="001e93e7" fo:background-color="#fff200" style:font-size-asian="11pt" style:font-size-complex="11pt"/>
    </style:style>
    <style:style style:name="P14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1e93e7" officeooo:paragraph-rsid="001e93e7"/>
    </style:style>
    <style:style style:name="P1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rsid="001e93e7" officeooo:paragraph-rsid="001e93e7" fo:background-color="#fff200"/>
    </style:style>
    <style:style style:name="P1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1pt" officeooo:rsid="001e93e7" officeooo:paragraph-rsid="001e93e7" fo:background-color="#fff200" style:font-size-asian="11pt" style:font-size-complex="11pt"/>
    </style:style>
    <style:style style:name="T1" style:family="text">
      <style:text-properties fo:font-variant="normal" fo:text-transform="none" fo:color="#212529" style:font-name="Noto Sans KR" fo:font-size="12pt" fo:letter-spacing="normal" fo:font-style="normal"/>
    </style:style>
    <style:style style:name="T2" style:family="text">
      <style:text-properties fo:font-variant="normal" fo:text-transform="none" fo:color="#212529" style:font-name="Noto Sans KR" fo:font-size="12pt" fo:letter-spacing="normal" fo:font-style="normal" fo:font-weight="normal"/>
    </style:style>
    <style:style style:name="T3" style:family="text">
      <style:text-properties fo:font-variant="normal" fo:text-transform="none" fo:color="#212529" style:font-name="Noto Sans KR" fo:font-size="12pt" fo:letter-spacing="normal" fo:font-style="normal" fo:font-weight="normal" officeooo:rsid="000fc892"/>
    </style:style>
    <style:style style:name="T4" style:family="text">
      <style:text-properties fo:font-variant="normal" fo:text-transform="none" fo:color="#212529" style:font-name="Noto Sans KR" fo:font-size="12pt" fo:letter-spacing="normal" fo:font-style="normal" fo:font-weight="normal" officeooo:rsid="0008283f"/>
    </style:style>
    <style:style style:name="T5" style:family="text">
      <style:text-properties fo:font-variant="normal" fo:text-transform="none" fo:color="#212529" style:font-name="Noto Sans KR" fo:letter-spacing="normal" fo:font-style="normal"/>
    </style:style>
    <style:style style:name="T6" style:family="text">
      <style:text-properties fo:font-variant="normal" fo:text-transform="none" fo:color="#212529" style:font-name="Noto Sans KR" fo:letter-spacing="normal" fo:font-style="normal" fo:font-weight="normal"/>
    </style:style>
    <style:style style:name="T7" style:family="text">
      <style:text-properties fo:font-variant="normal" fo:text-transform="none" fo:color="#212529" style:font-name="Noto Sans KR" fo:letter-spacing="normal" fo:font-style="normal" fo:font-weight="normal" officeooo:rsid="0008283f"/>
    </style:style>
    <style:style style:name="T8" style:family="text">
      <style:text-properties fo:font-variant="normal" fo:text-transform="none" fo:color="#212529" style:font-name="Noto Sans KR" fo:letter-spacing="normal" fo:font-style="normal" fo:font-weight="normal" officeooo:rsid="000fc892"/>
    </style:style>
    <style:style style:name="T9" style:family="text">
      <style:text-properties fo:font-variant="normal" fo:text-transform="none" fo:color="#212529" style:font-name="Noto Sans KR" fo:letter-spacing="normal" fo:font-style="normal" officeooo:rsid="001e93e7"/>
    </style:style>
    <style:style style:name="T10" style:family="text">
      <style:text-properties fo:font-variant="normal" fo:text-transform="none" fo:color="#212529" style:font-name="Noto Sans KR" fo:font-size="15pt" fo:letter-spacing="normal" fo:font-style="normal" fo:font-weight="bold" officeooo:rsid="0008283f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212529" style:font-name="Noto Sans KR" fo:font-size="15pt" fo:letter-spacing="normal" fo:font-style="normal" fo:font-weight="bold" officeooo:rsid="001e93e7" style:font-size-asian="15pt" style:font-weight-asian="bold" style:font-size-complex="15pt" style:font-weight-complex="bold"/>
    </style:style>
    <style:style style:name="T12" style:family="text">
      <style:text-properties officeooo:rsid="0009276c"/>
    </style:style>
    <style:style style:name="T13" style:family="text">
      <style:text-properties officeooo:rsid="00094b90"/>
    </style:style>
    <style:style style:name="T14" style:family="text">
      <style:text-properties officeooo:rsid="000d2310"/>
    </style:style>
    <style:style style:name="T15" style:family="text">
      <style:text-properties officeooo:rsid="000e937a"/>
    </style:style>
    <style:style style:name="T16" style:family="text">
      <style:text-properties officeooo:rsid="000ef169"/>
    </style:style>
    <style:style style:name="T17" style:family="text">
      <style:text-properties officeooo:rsid="000828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1. 마리아DB 설치</text:span></text:p>
      <text:p text:style-name="P5"><text:span text:style-name="T2"/></text:p>
      <text:p text:style-name="P15"><text:span text:style-name="T2">:~$ sudo apt-get install mariadb-server</text:span></text:p>
      <text:p text:style-name="P14"><text:span text:style-name="T2"/></text:p>
      <table:table table:name="표1" table:style-name="표1">
        <table:table-column table:style-name="표1.A"/>
        <table:table-row>
          <table:table-cell table:style-name="표1.A1" office:value-type="string">
            <text:p text:style-name="P11">패키지 목록을 읽는 중입니다... 완료</text:p>
            <text:p text:style-name="P11">의존성 트리를 만드는 중입니다 <text:s text:c="6"/></text:p>
            <text:p text:style-name="P11">상태 정보를 읽는 중입니다... 완료</text:p>
            <text:p text:style-name="P11">다음의 추가 패키지가 설치될 것입니다 :</text:p>
            <text:p text:style-name="P11"><text:s text:c="2"/>mariadb-client-10.1 mariadb-client-core-10.1 mariadb-common</text:p>
            <text:p text:style-name="P11"><text:s text:c="2"/>mariadb-server-10.1 mariadb-server-core-10.1</text:p>
            <text:p text:style-name="P11">제안하는 패키지:</text:p>
            <text:p text:style-name="P11"><text:s text:c="2"/>mailx tinyca</text:p>
            <text:p text:style-name="P11">다음 새 패키지를 설치할 것입니다:</text:p>
            <text:p text:style-name="P11"><text:s text:c="2"/>mariadb-client-10.1 mariadb-client-core-10.1 mariadb-common mariadb-server</text:p>
            <text:p text:style-name="P11"><text:s text:c="2"/>mariadb-server-10.1 mariadb-server-core-10.1</text:p>
            <text:p text:style-name="P11">0개 업그레이드, 6개 새로 설치, 0개 제거 및 0개 업그레이드 안 함.</text:p>
            <text:p text:style-name="P11">0 바이트/20.4 M바이트 아카이브를 받아야 합니다.</text:p>
            <text:p text:style-name="P11">이 작업 후 171 M바이트의 디스크 공간을 더 사용하게 됩니다.</text:p>
            <text:p text:style-name="P11">계속 하시겠습니까? [Y/n] y</text:p>
            <text:p text:style-name="P11">패키지를 미리 설정하는 중입니다...</text:p>
            <text:p text:style-name="P11">Selecting previously unselected package mariadb-common.</text:p>
            <text:p text:style-name="P11">(데이터베이스 읽는중 ...현재 162091개의 파일과 디렉터리가 설치되어 있습니다.)</text:p>
            <text:p text:style-name="P11">Preparing to unpack .../mariadb-common_1%3a10.1.38-0ubuntu0.18.04.1_all.deb ...</text:p>
            <text:p text:style-name="P11">Unpacking mariadb-common (1:10.1.38-0ubuntu0.18.04.1) ...</text:p>
            <text:p text:style-name="P11">Selecting previously unselected package mariadb-client-core-10.1.</text:p>
            <text:p text:style-name="P11">Preparing to unpack .../mariadb-client-core-10.1_1%3a10.1.38-0ubuntu0.18.04.1_amd64.deb ...</text:p>
            <text:p text:style-name="P11">Unpacking mariadb-client-core-10.1 (1:10.1.38-0ubuntu0.18.04.1) ...</text:p>
            <text:p text:style-name="P11">Selecting previously unselected package mariadb-client-10.1.</text:p>
            <text:p text:style-name="P11">Preparing to unpack .../mariadb-client-10.1_1%3a10.1.38-0ubuntu0.18.04.1_amd64.deb ...</text:p>
            <text:p text:style-name="P11">Unpacking mariadb-client-10.1 (1:10.1.38-0ubuntu0.18.04.1) ...</text:p>
            <text:p text:style-name="P11">Selecting previously unselected package mariadb-server-core-10.1.</text:p>
            <text:p text:style-name="P11">Preparing to unpack .../mariadb-server-core-10.1_1%3a10.1.38-0ubuntu0.18.04.1_amd64.deb ...</text:p>
            <text:p text:style-name="P11">Unpacking mariadb-server-core-10.1 (1:10.1.38-0ubuntu0.18.04.1) ...</text:p>
            <text:p text:style-name="P11">mariadb-common (1:10.1.38-0ubuntu0.18.04.1) 설정하는 중입니다 ...</text:p>
            <text:p text:style-name="P11">update-alternatives: using /etc/mysql/mariadb.cnf to provide /etc/mysql/my.cnf (my.cnf) in auto mode</text:p>
            <text:p text:style-name="P11">Selecting previously unselected package mariadb-server-10.1.</text:p>
            <text:p text:style-name="P11">(데이터베이스 읽는중 ...현재 162236개의 파일과 디렉터리가 설치되어 있습니다.)</text:p>
            <text:p text:style-name="P11">Preparing to unpack .../mariadb-server-10.1_1%3a10.1.38-0ubuntu0.18.04.1_amd64.deb ...</text:p>
            <text:p text:style-name="P11">Unpacking mariadb-server-10.1 (1:10.1.38-0ubuntu0.18.04.1) ...</text:p>
            <text:p text:style-name="P11">Selecting previously unselected package mariadb-server.</text:p>
            <text:p text:style-name="P11">Preparing to unpack .../mariadb-server_1%3a10.1.38-0ubuntu0.18.04.1_all.deb ...</text:p>
            <text:p text:style-name="P11"><text:soft-page-break/>Unpacking mariadb-server (1:10.1.38-0ubuntu0.18.04.1) ...</text:p>
            <text:p text:style-name="P11">mariadb-server-core-10.1 (1:10.1.38-0ubuntu0.18.04.1) 설정하는 중입니다 ...</text:p>
            <text:p text:style-name="P11">Processing triggers for ureadahead (0.100.0-20) ...</text:p>
            <text:p text:style-name="P11">mariadb-client-core-10.1 (1:10.1.38-0ubuntu0.18.04.1) 설정하는 중입니다 ...</text:p>
            <text:p text:style-name="P11">Processing triggers for systemd (237-3ubuntu10.15) ...</text:p>
            <text:p text:style-name="P11">Processing triggers for man-db (2.8.3-2ubuntu0.1) ...</text:p>
            <text:p text:style-name="P11">mariadb-client-10.1 (1:10.1.38-0ubuntu0.18.04.1) 설정하는 중입니다 ...</text:p>
            <text:p text:style-name="P11">mariadb-server-10.1 (1:10.1.38-0ubuntu0.18.04.1) 설정하는 중입니다 ...</text:p>
            <text:p text:style-name="P11">Created symlink /etc/systemd/system/mysql.service → /lib/systemd/system/mariadb.service.</text:p>
            <text:p text:style-name="P11">Created symlink /etc/systemd/system/mysqld.service → /lib/systemd/system/mariadb.service.</text:p>
            <text:p text:style-name="P11">Created symlink /etc/systemd/system/multi-user.target.wants/mariadb.service → /lib/systemd/system/mariadb.service.</text:p>
            <text:p text:style-name="P11">mariadb-server (1:10.1.38-0ubuntu0.18.04.1) 설정하는 중입니다 ...</text:p>
            <text:p text:style-name="P11">Processing triggers for systemd (237-3ubuntu10.15) ...</text:p>
            <text:p text:style-name="P11">Processing triggers for ureadahead (0.100.0-20) ...</text:p>
          </table:table-cell>
        </table:table-row>
      </table:table>
      <text:p text:style-name="P5"><text:span text:style-name="T2"/></text:p>
      <text:p text:style-name="P4"><text:span text:style-name="T2"/></text:p>
      <text:p text:style-name="P7"><text:span text:style-name="T5">2. 마리아DB 버전확인</text:span></text:p>
      <text:p text:style-name="P5"><text:span text:style-name="T2"/></text:p>
      <text:p text:style-name="P16"><text:span text:style-name="T6">:~$ mariadb --version</text:span></text:p>
      <text:p text:style-name="P4"><text:span text:style-name="T2"/></text:p>
      <table:table table:name="표2" table:style-name="표2">
        <table:table-column table:style-name="표2.A"/>
        <table:table-row>
          <table:table-cell table:style-name="표2.A1" office:value-type="string">
            <text:p text:style-name="P11">mariadb <text:s/>Ver 15.1 Distrib 10.1.38-MariaDB, for debian-linux-gnu (x86_64) using readline 5.2</text:p>
          </table:table-cell>
        </table:table-row>
      </table:table>
      <text:p text:style-name="P4"><text:span text:style-name="T2"/></text:p>
      <text:p text:style-name="P4"><text:span text:style-name="T10">3. MariaDB </text:span><text:span text:style-name="T11">보안 설정</text:span></text:p>
      <text:p text:style-name="P6"><text:span text:style-name="T2"/></text:p>
      <text:p text:style-name="P8"><text:span text:style-name="T6">:~$ sudo mysql_secure_installation</text:span></text:p>
      <text:p text:style-name="P4"><text:span text:style-name="T2"/></text:p>
      <table:table table:name="표3" table:style-name="표3">
        <table:table-column table:style-name="표3.A"/>
        <table:table-row>
          <table:table-cell table:style-name="표3.A1" office:value-type="string">
            <text:p text:style-name="P11">NOTE: RUNNING ALL PARTS OF THIS SCRIPT IS RECOMMENDED FOR ALL MariaDB</text:p>
            <text:p text:style-name="P11"><text:s text:c="6"/>SERVERS IN PRODUCTION USE! <text:s/>PLEASE READ EACH STEP CAREFULLY!</text:p>
            <text:p text:style-name="P11"/>
            <text:p text:style-name="P11">In order to log into MariaDB to secure it, we'll need the current</text:p>
            <text:p text:style-name="P11">password for the root user. <text:s/>If you've just installed MariaDB, and</text:p>
            <text:p text:style-name="P11">you haven't set the root password yet, the password will be blank,</text:p>
            <text:p text:style-name="P11">so you should just press enter here.</text:p>
            <text:p text:style-name="P11"/>
            <text:p text:style-name="P11">Enter current password for root (enter for none): </text:p>
            <text:p text:style-name="P11">OK, successfully used password, moving on…</text:p>
            <text:p text:style-name="P12">//<text:span text:style-name="T12"> MariaDb의 root계정은 쉘 인증이 기본적으로 설정되므로 root계정으로 실행됐다면 비밀번호 없이(Enter) 아니면 비밀번호 입력</text:span></text:p>
            <text:p text:style-name="P11"/>
            <text:p text:style-name="P11">Setting the root password ensures that nobody can log into the MariaDB</text:p>
            <text:p text:style-name="P11">root user without the proper authorisation.</text:p>
            <text:p text:style-name="P11"><text:soft-page-break/></text:p>
            <text:p text:style-name="P11">You already have a root password set, so you can safely answer 'n'.</text:p>
            <text:p text:style-name="P11"/>
            <text:p text:style-name="P11">Change the root password? [Y/n] y</text:p>
            <text:p text:style-name="P11">New password: </text:p>
            <text:p text:style-name="P11">Re-enter new password: </text:p>
            <text:p text:style-name="P11">Password updated successfully!</text:p>
            <text:p text:style-name="P11">Reloading privilege tables..</text:p>
            <text:p text:style-name="P11"><text:s/>... Success!</text:p>
            <text:p text:style-name="P12">// <text:span text:style-name="T17">따로 패스워드를 설정하고 싶으면 Y, <text:s/>root그대로 사용할려면 n</text:span></text:p>
            <text:p text:style-name="P2"><text:s text:c="4"/>- New password:</text:p>
            <text:p text:style-name="P2"><text:s text:c="4"/>→ 패스워드 입력</text:p>
            <text:p text:style-name="P2"><text:s text:c="4"/>- Re-enter new password:</text:p>
            <text:p text:style-name="P13"><text:s text:c="4"/>→ 패스워드 재입력</text:p>
            <text:p text:style-name="P11"/>
            <text:p text:style-name="P11">By default, a MariaDB installation has an anonymous user, allowing anyone</text:p>
            <text:p text:style-name="P11">to log into MariaDB without having to have a user account created for</text:p>
            <text:p text:style-name="P11">them. <text:s/>This is intended only for testing, and to make the installation</text:p>
            <text:p text:style-name="P11">go a bit smoother. <text:s/>You should remove them before moving into a</text:p>
            <text:p text:style-name="P11">production environment.</text:p>
            <text:p text:style-name="P11"/>
            <text:p text:style-name="P11">Remove anonymous users? [Y/n] y</text:p>
            <text:p text:style-name="P11"><text:s/>... Success!</text:p>
            <text:p text:style-name="P12">// <text:span text:style-name="T17">익명 사용자를 삭제할지여부(Y-삭제, n-삭제안함)</text:span></text:p>
            <text:p text:style-name="P12"/>
            <text:p text:style-name="P11">Normally, root should only be allowed to connect from 'localhost'. <text:s/>This</text:p>
            <text:p text:style-name="P11">ensures that someone cannot guess at the root password from the network.</text:p>
            <text:p text:style-name="P11"/>
            <text:p text:style-name="P11">Disallow root login remotely? [Y/n] y</text:p>
            <text:p text:style-name="P11"><text:s/>... Success!</text:p>
            <text:p text:style-name="P3">// 원격 접속으로 루트 로그인 허용 여부(<text:span text:style-name="T15">Y-거부,n-허용)</text:span></text:p>
            <text:p text:style-name="P11"/>
            <text:p text:style-name="P11">By default, MariaDB comes with a database named 'test' that anyone can</text:p>
            <text:p text:style-name="P11">access. <text:s/>This is also intended only for testing, and should be removed</text:p>
            <text:p text:style-name="P11">before moving into a production environment.</text:p>
            <text:p text:style-name="P11"/>
            <text:p text:style-name="P11">Remove test database and access to it? [Y/n] y</text:p>
            <text:p text:style-name="P11"><text:s/>- Dropping test database...</text:p>
            <text:p text:style-name="P11"><text:s/>... Success!</text:p>
            <text:p text:style-name="P11"><text:s/>- Removing privileges on test database...</text:p>
            <text:p text:style-name="P11"><text:s/>... Success!</text:p>
            <text:p text:style-name="P12">//<text:span text:style-name="T16"> 기본적으로 테스트 데이터베이스를 제공해주기때문에 이와같이 물어봄</text:span></text:p>
            <text:p text:style-name="P13"><text:span text:style-name="T16"><text:s text:c="4"/>테스트 데이터베이스 삭제 여부(Y-삭제,n-삭제안함)</text:span></text:p>
            <text:p text:style-name="P11"/>
            <text:p text:style-name="P11"><text:soft-page-break/></text:p>
            <text:p text:style-name="P11">Reloading the privilege tables will ensure that all changes made so far</text:p>
            <text:p text:style-name="P11">will take effect immediately.</text:p>
            <text:p text:style-name="P11"/>
            <text:p text:style-name="P11">Reload privilege tables now? [Y/n] y</text:p>
            <text:p text:style-name="P11"><text:s/>... Success!</text:p>
            <text:p text:style-name="P12">// <text:span text:style-name="T7">지금까지 작성한 권한 테이블을 적용할 것인지(</text:span><text:span text:style-name="T8">Y-적용,n-적용안함</text:span><text:span text:style-name="T7">)</text:span></text:p>
            <text:p text:style-name="P11"/>
            <text:p text:style-name="P11">Cleaning up...</text:p>
            <text:p text:style-name="P11"/>
            <text:p text:style-name="P11">All done! <text:s/>If you've completed all of the above steps, your MariaDB</text:p>
            <text:p text:style-name="P11">installation should now be secure.</text:p>
            <text:p text:style-name="P11"/>
            <text:p text:style-name="P11">Thanks for using MariaDB!</text:p>
          </table:table-cell>
        </table:table-row>
      </table:table>
      <text:p text:style-name="P4"><text:span text:style-name="T11"/></text:p>
      <text:p text:style-name="P4"><text:span text:style-name="T11">마리아DB 실행</text:span></text:p>
      <text:p text:style-name="P5"/>
      <text:p text:style-name="P9"><text:span text:style-name="T6">:~$ sudo mysql -u root -p</text:span></text:p>
      <text:p text:style-name="P10"/>
      <table:table table:name="표4" table:style-name="표4">
        <table:table-column table:style-name="표4.A"/>
        <table:table-row>
          <table:table-cell table:style-name="표4.A1" office:value-type="string">
            <text:p text:style-name="P11">Welcome to the MariaDB monitor. <text:s/>Commands end with ; or \g.</text:p>
            <text:p text:style-name="P11">Your MariaDB connection id is 49</text:p>
            <text:p text:style-name="P11">Server version: 10.1.38-MariaDB-0ubuntu0.18.04.1 Ubuntu 18.04</text:p>
            <text:p text:style-name="P11"/>
            <text:p text:style-name="P11">Copyright (c) 2000, 2018, Oracle, MariaDB Corporation Ab and others.</text:p>
            <text:p text:style-name="P11"/>
            <text:p text:style-name="P11">Type 'help;' or '\h' for help. Type '\c' to clear the current input statement.</text:p>
            <text:p text:style-name="P11"/>
            <text:p text:style-name="P11">MariaDB [(none)]&gt; </text:p>
          </table:table-cell>
        </table:table-row>
      </table:table>
      <text:p text:style-name="P4"/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KR" svg:font-family="'Noto Sans KR', sans-serif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8:43:17.013417545</meta:creation-date>
    <dc:date>2019-03-31T19:13:45.310373462</dc:date>
    <meta:editing-duration>PT1M13S</meta:editing-duration>
    <meta:editing-cycles>1</meta:editing-cycles>
    <meta:document-statistic meta:table-count="4" meta:image-count="0" meta:object-count="0" meta:page-count="4" meta:paragraph-count="121" meta:word-count="1112" meta:character-count="5743" meta:non-whitespace-character-count="5068"/>
    <meta:generator>LibreOffice/6.0.7.3$Linux_X86_64 LibreOffice_project/00m0$Build-3</meta:generator>
  </office:meta>
</office:document-meta>
</file>